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1" fo:font-size="12pt" style:font-size-asian="12pt" fo:background-color="#ffffff"/>
    </style:style>
    <style:style style:name="P2" style:family="paragraph" style:parent-style-name="Standard">
      <style:text-properties fo:color="#000000" style:font-name="Arial1" fo:font-size="12pt" fo:font-style="normal" style:font-size-asian="12pt" style:font-style-asian="normal" fo:background-color="#ffffff"/>
    </style:style>
    <style:style style:name="P3" style:family="paragraph" style:parent-style-name="Standard">
      <style:text-properties style:font-name="Arial1"/>
    </style:style>
    <style:style style:name="P4" style:family="paragraph" style:parent-style-name="Standard">
      <style:text-properties style:font-name="Arial1" officeooo:paragraph-rsid="00209c76"/>
    </style:style>
    <style:style style:name="P5" style:family="paragraph" style:parent-style-name="Standard">
      <style:text-properties style:font-name="Arial1" officeooo:rsid="00209c76" officeooo:paragraph-rsid="00209c76"/>
    </style:style>
    <style:style style:name="P6"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 style:family="paragraph" style:parent-style-name="Text_20_body">
      <style:text-properties style:font-name="Arial1"/>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fad31" officeooo:paragraph-rsid="001fad31" style:text-blinking="false" fo:background-color="transparent"/>
    </style:style>
    <style:style style:name="P1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weight-asian="bold" style:font-weight-complex="bold"/>
    </style:style>
    <style:style style:name="P11" style:family="paragraph">
      <loext:graphic-properties draw:fill="solid" draw:fill-color="#cfe2f3"/>
      <style:paragraph-properties fo:text-align="start"/>
    </style:style>
    <style:style style:name="P12" style:family="paragraph">
      <style:paragraph-properties fo:margin-top="0in" fo:margin-bottom="0in" fo:line-height="100%" fo:text-align="center"/>
    </style:style>
    <style:style style:name="P13" style:family="paragraph">
      <loext:graphic-properties draw:fill="solid" draw:fill-color="#d9ead3"/>
      <style:paragraph-properties fo:margin-top="0in" fo:margin-bottom="0in" fo:line-height="100%" fo:text-align="center"/>
    </style:style>
    <style:style style:name="P14" style:family="paragraph">
      <loext:graphic-properties draw:fill="none"/>
      <style:paragraph-properties fo:text-align="start"/>
    </style:style>
    <style:style style:name="P15" style:family="paragraph">
      <style:paragraph-properties fo:margin-top="0in" fo:margin-bottom="0in" fo:line-height="100%" fo:text-align="start"/>
    </style:style>
    <style:style style:name="P16" style:family="paragraph">
      <loext:graphic-properties draw:fill="none"/>
      <style:paragraph-properties fo:margin-top="0in" fo:margin-bottom="0in" fo:line-height="100%" fo:text-align="start"/>
    </style:style>
    <style:style style:name="P17" style:family="paragraph">
      <loext:graphic-properties draw:fill="none"/>
      <style:paragraph-properties fo:margin-top="0in" fo:margin-bottom="0in" fo:line-height="100%" fo:text-align="center"/>
    </style:style>
    <style:style style:name="P18" style:family="paragraph">
      <loext:graphic-properties draw:fill="solid" draw:fill-color="#d9ead3"/>
      <style:paragraph-properties fo:margin-top="0in" fo:margin-bottom="0in" fo:line-height="100%" fo:text-align="start"/>
    </style:style>
    <style:style style:name="T1" style:family="text">
      <style:text-properties fo:color="#0000ff" fo:font-size="12pt" fo:font-style="normal" style:font-size-asian="12pt" style:font-style-asian="normal" fo:background-color="#ffffff"/>
    </style:style>
    <style:style style:name="T2" style:family="text">
      <style:text-properties fo:color="#0000ff" fo:font-size="12pt" style:font-size-asian="12pt" fo:background-color="#ffffff"/>
    </style:style>
    <style:style style:name="T3" style:family="text">
      <style:text-properties fo:color="#000000" fo:font-size="12pt" fo:font-style="normal" style:font-size-asian="12pt" style:font-style-asian="normal" fo:background-color="#ffffff"/>
    </style:style>
    <style:style style:name="T4" style:family="text">
      <style:text-properties fo:color="#000000" fo:font-size="12pt" style:font-size-asian="12pt" fo:background-color="#ffffff"/>
    </style:style>
    <style:style style:name="T5" style:family="text">
      <style:text-properties fo:color="#a31515" fo:font-size="12pt" style:font-size-asian="12pt" fo:background-color="#ffffff"/>
    </style:style>
    <style:style style:name="T6" style:family="text">
      <style:text-properties fo:color="#a31515" fo:font-size="12pt" fo:font-style="normal" style:font-size-asian="12pt" style:font-style-asian="normal" fo:background-color="#ffffff"/>
    </style:style>
    <style:style style:name="T7" style:family="text">
      <style:text-properties fo:color="#216f85" fo:font-size="12pt" fo:font-style="italic" style:font-size-asian="12pt" style:font-style-asian="italic" fo:background-color="#ffffff"/>
    </style:style>
    <style:style style:name="T8" style:family="text">
      <style:text-properties fo:color="#6f008a" fo:font-size="12pt" fo:font-style="italic" style:font-size-asian="12pt" style:font-style-asian="italic" fo:background-color="#ffffff"/>
    </style:style>
    <style:style style:name="T9" style:family="text">
      <style:text-properties fo:color="#000080" fo:font-size="12pt" fo:font-style="italic" style:font-size-asian="12pt" style:font-style-asian="italic" fo:background-color="#ffffff"/>
    </style:style>
    <style:style style:name="T10" style:family="text">
      <style:text-properties fo:color="#000080" fo:font-size="12pt" fo:font-style="normal" style:font-size-asian="12pt" style:font-style-asian="normal" fo:background-color="#ffffff"/>
    </style:style>
    <style:style style:name="T11" style:family="text">
      <style:text-properties fo:color="#880000" fo:font-size="12pt" fo:font-style="normal" style:font-size-asian="12pt" style:font-style-asian="normal" fo:background-color="#ffffff"/>
    </style:style>
    <style:style style:name="T12" style:family="text">
      <style:text-properties fo:color="#880000" fo:font-size="12pt" fo:font-style="italic" style:font-size-asian="12pt" style:font-style-asian="italic" fo:background-color="#ffffff"/>
    </style:style>
    <style:style style:name="T13" style:family="text">
      <style:text-properties fo:color="#008000" fo:font-size="12pt" fo:font-style="normal" style:font-size-asian="12pt" style:font-style-asian="normal" fo:background-color="#ffffff"/>
    </style:style>
    <style:style style:name="T14" style:family="text">
      <style:text-properties fo:font-size="12pt" style:font-size-asian="12pt" style:font-style-asian="normal" fo:background-color="#ffffff"/>
    </style:style>
    <style:style style:name="T15" style:family="text">
      <style:text-properties fo:font-variant="normal" fo:text-transform="none" fo:color="#000000" style:text-line-through-style="none" style:text-line-through-type="none" fo:font-size="12pt" fo:font-style="normal" style:text-underline-style="none" style:text-blinking="false" loext:char-shading-value="0" style:font-size-asian="12pt" style:font-style-asian="normal" fo:background-color="#ffffff"/>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fo:min-height="0.1409in" fo:min-width="0.9965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cfe2f3" draw:textarea-vertical-align="middle" draw:auto-grow-height="false" draw:fit-to-size="false" fo:min-height="0.1409in" fo:min-width="0.9972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cfe2f3" draw:textarea-vertical-align="middle" draw:auto-grow-height="false" draw:fit-to-size="false" fo:min-height="1.1638in" fo:min-width="2.3256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d9ead3" draw:textarea-vertical-align="middle" draw:auto-grow-height="false" draw:fit-to-size="false" fo:min-height="0.1839in" fo:min-width="0.2091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cfe2f3" draw:textarea-vertical-align="middle" draw:auto-grow-height="false" draw:fit-to-size="false" fo:min-height="0.2047in" fo:min-width="1.0075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cfe2f3" draw:textarea-vertical-align="middle" draw:auto-grow-height="false" draw:fit-to-size="false" fo:min-height="0.0535in" fo:min-width="0.0874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d9ead3" draw:textarea-vertical-align="middle" draw:auto-grow-height="false" draw:fit-to-size="false" fo:min-height="0.1839in" fo:min-width="0.2098in" fo:padding-top="0.1in" fo:padding-bottom="0.1in" fo:padding-left="0.1in" fo:padding-right="0.1in" fo:wrap-option="wrap" style:run-through="foreground"/>
    </style:style>
    <style:style style:name="gr9"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4016in" fo:min-width="0.1626in" fo:padding-top="0.1in" fo:padding-bottom="0.1in" fo:padding-left="0.1in" fo:padding-right="0.1in" fo:wrap-option="wrap" style:run-through="foreground"/>
    </style:style>
    <style:style style:name="gr10"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4016in" fo:min-width="0.1728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4075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fo:min-height="0.0236in" fo:min-width="0.4083in" fo:padding-top="0.1in" fo:padding-bottom="0.1in" fo:padding-left="0.1in" fo:padding-right="0.1in" fo:wrap-option="wrap" style:run-through="foreground"/>
    </style:style>
    <style:style style:name="gr13" style:family="graphic">
      <style:graphic-properties draw:stroke="none" svg:stroke-width="0in" draw:fill="none" draw:textarea-vertical-align="top" draw:auto-grow-height="false" draw:fit-to-size="false" fo:min-height="0.0244in" fo:min-width="0.4083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solid" draw:fill-color="#cfe2f3" draw:textarea-vertical-align="middle" draw:auto-grow-height="false" draw:fit-to-size="false" fo:min-height="0.0425in" fo:min-width="0.0866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solid" draw:fill-color="#cfe2f3" draw:textarea-vertical-align="middle" draw:auto-grow-height="false" draw:fit-to-size="false" fo:min-height="0.0661in" fo:min-width="0.0744in" fo:padding-top="0.1in" fo:padding-bottom="0.1in" fo:padding-left="0.1in" fo:padding-right="0.1in" fo:wrap-option="wrap" style:run-through="foreground"/>
    </style:style>
    <style:style style:name="gr16" style:family="graphic">
      <style:graphic-properties draw:stroke="none" svg:stroke-width="0in" draw:fill="none" draw:textarea-vertical-align="top" draw:auto-grow-height="false" draw:fit-to-size="false" fo:min-height="0in" fo:min-width="0.5709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solid" draw:fill-color="#cfe2f3" draw:textarea-vertical-align="middle" draw:auto-grow-height="false" draw:fit-to-size="false" fo:min-height="0.3319in" fo:min-width="1.6807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solid" draw:fill-color="#cfe2f3" draw:textarea-vertical-align="middle" draw:auto-grow-height="false" draw:fit-to-size="false" fo:min-height="0.3319in" fo:min-width="1.6799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solid" draw:fill-color="#d9ead3" draw:textarea-vertical-align="middle" draw:auto-grow-height="false" draw:fit-to-size="false" fo:min-height="0.3992in" fo:min-width="0.4425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solid" draw:fill-color="#d9ead3" draw:textarea-vertical-align="middle" draw:auto-grow-height="false" draw:fit-to-size="false" fo:min-height="0.3992in" fo:min-width="0.4429in" fo:padding-top="0.1in" fo:padding-bottom="0.1in" fo:padding-left="0.1in" fo:padding-right="0.1in" fo:wrap-option="wrap" style:run-through="foreground"/>
    </style:style>
    <style:style style:name="gr21"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1.1043in" fo:min-width="1.3717in" fo:padding-top="0.1in" fo:padding-bottom="0.1in" fo:padding-left="0.1in" fo:padding-right="0.1in" fo:wrap-option="wrap" style:run-through="foreground"/>
    </style:style>
    <style:style style:name="gr22"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1.1043in" fo:min-width="1.1854in" fo:padding-top="0.1in" fo:padding-bottom="0.1in" fo:padding-left="0.1in" fo:padding-right="0.1in" fo:wrap-option="wrap" style:run-through="foreground"/>
    </style:style>
    <style:style style:name="gr23"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7547in" fo:padding-top="0.1in" fo:padding-bottom="0.1in" fo:padding-left="0.1in" fo:padding-right="0.1in" fo:wrap-option="wrap" style:run-through="foreground"/>
    </style:style>
    <style:style style:name="gr24" style:family="graphic">
      <style:graphic-properties draw:stroke="none" svg:stroke-width="0in" draw:fill="none" draw:textarea-vertical-align="top" draw:auto-grow-height="false" draw:fit-to-size="false" fo:min-height="0.1492in" fo:min-width="0.7555in" fo:padding-top="0.1in" fo:padding-bottom="0.1in" fo:padding-left="0.1in" fo:padding-right="0.1in" fo:wrap-option="wrap" style:run-through="foreground"/>
    </style:style>
    <style:style style:name="gr25" style:family="graphic">
      <style:graphic-properties draw:stroke="none" svg:stroke-width="0in" draw:fill="none" draw:textarea-vertical-align="top" draw:auto-grow-height="false" draw:fit-to-size="false" fo:min-height="0.15in" fo:min-width="0.7563in" fo:padding-top="0.1in" fo:padding-bottom="0.1in" fo:padding-left="0.1in" fo:padding-right="0.1in" fo:wrap-option="wrap" style:run-through="foreground"/>
    </style:style>
    <style:style style:name="gr26" style:family="graphic">
      <style:graphic-properties draw:stroke="solid" svg:stroke-width="0.0102in" svg:stroke-color="#000000" draw:stroke-linejoin="round" draw:fill="solid" draw:fill-color="#cfe2f3" draw:textarea-vertical-align="middle" draw:auto-grow-height="false" draw:fit-to-size="false" fo:min-height="0.2484in" fo:min-width="0.2626in" fo:padding-top="0.1in" fo:padding-bottom="0.1in" fo:padding-left="0.1in" fo:padding-right="0.1in" fo:wrap-option="wrap" style:run-through="foreground"/>
    </style:style>
    <style:style style:name="gr27" style:family="graphic">
      <style:graphic-properties draw:stroke="solid" svg:stroke-width="0.0102in" svg:stroke-color="#000000" draw:stroke-linejoin="round" draw:fill="solid" draw:fill-color="#cfe2f3" draw:textarea-vertical-align="middle" draw:auto-grow-height="false" draw:fit-to-size="false" fo:min-height="0.2492in" fo:min-width="0.2626in" fo:padding-top="0.1in" fo:padding-bottom="0.1in" fo:padding-left="0.1in" fo:padding-right="0.1in" fo:wrap-option="wrap" style:run-through="foreground"/>
    </style:style>
    <style:style style:name="gr28" style:family="graphic">
      <style:graphic-properties draw:stroke="solid" svg:stroke-width="0.0102in" svg:stroke-color="#000000" draw:stroke-linejoin="round" draw:fill="solid" draw:fill-color="#cfe2f3" draw:textarea-vertical-align="middle" draw:auto-grow-height="false" draw:fit-to-size="false" fo:min-height="0.2299in" fo:min-width="0.2819in" fo:padding-top="0.1in" fo:padding-bottom="0.1in" fo:padding-left="0.1in" fo:padding-right="0.1in" fo:wrap-option="wrap" style:run-through="foreground"/>
    </style:style>
    <style:style style:name="gr29" style:family="graphic">
      <style:graphic-properties draw:stroke="none" svg:stroke-width="0in" draw:fill="none" draw:textarea-vertical-align="top" draw:auto-grow-height="false" draw:fit-to-size="false" fo:min-height="0.15in" fo:min-width="0.7555in" fo:padding-top="0.1in" fo:padding-bottom="0.1in" fo:padding-left="0.1in" fo:padding-right="0.1in" fo:wrap-option="wrap" style:run-through="foreground"/>
    </style:style>
    <style:style style:name="gr30" style:family="graphic">
      <style:graphic-properties draw:stroke="none" svg:stroke-width="0in" draw:fill="none" draw:textarea-vertical-align="top" draw:auto-grow-height="false" draw:fit-to-size="false" fo:min-height="0.1492in" fo:min-width="0.7563in" fo:padding-top="0.1in" fo:padding-bottom="0.1in" fo:padding-left="0.1in" fo:padding-right="0.1in" fo:wrap-option="wrap" style:run-through="foreground"/>
    </style:style>
    <style:style style:name="gr31" style:family="graphic">
      <style:graphic-properties draw:stroke="none" svg:stroke-width="0in" draw:fill="none" draw:textarea-vertical-align="top" draw:auto-grow-height="false" draw:fit-to-size="false" fo:min-height="0.2484in" fo:min-width="1.3728in" fo:padding-top="0.1in" fo:padding-bottom="0.1in" fo:padding-left="0.1in" fo:padding-right="0.1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text:p>
      <text:p text:style-name="P6"><text:bookmark text:name="docs-internal-guid-1cba99bc-3dfd-fd13-7ca3-5bd4d552e6ba"/><text:span text:style-name="T14">Họ tên: Nguyễn Duy Thanh</text:span></text:p>
      <text:p text:style-name="P8">MSSV: 1612628</text:p>
      <text:p text:style-name="P9">Môn: Thực hành Cấu Trúc Dữ Liệu &amp; Giải Thuật</text:p>
      <text:p text:style-name="P10">Thực hành Bài tập 2</text:p>
      <text:p text:style-name="P7"/>
      <text:p text:style-name="P8">1. Kiểm định chuỗi có tính chất aa(a|b)*bb (bắt đầu bằng aa, kết thúc bằng bb)</text:p>
      <text:p text:style-name="P4"><text:span text:style-name="T3"><draw:g text:anchor-type="as-char" svg:y="0in" draw:z-index="0" draw:style-name="gr1"><draw:custom-shape draw:name="Shape 2" draw:style-name="gr2" draw:text-style-name="P11" svg:width="1.1961in" svg:height="0.3406in" svg:x="0.8217in" svg:y="0.3299in"><text:p/><draw:enhanced-geometry draw:mirror-horizontal="false" draw:mirror-vertical="false" draw:text-areas="0 0 ?f34 ?f33" svg:viewBox="0 0 0 0" draw:type="ooxml-uturnArrow" draw:modifiers="0 17199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3" draw:style-name="gr2" draw:text-style-name="P11" svg:width="1.1961in" svg:height="0.3406in" svg:x="2.0181in" svg:y="0.3299in"><text:p/><draw:enhanced-geometry draw:mirror-horizontal="false" draw:mirror-vertical="false" draw:text-areas="0 0 ?f34 ?f33" svg:viewBox="0 0 0 0" draw:type="ooxml-uturnArrow" draw:modifiers="0 17199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4" draw:style-name="gr3" draw:text-style-name="P11" svg:width="1.1969in" svg:height="0.3406in" svg:x="3.2354in" svg:y="0.3193in"><text:p/><draw:enhanced-geometry draw:mirror-horizontal="false" draw:mirror-vertical="false" draw:text-areas="0 0 ?f34 ?f33" svg:viewBox="0 0 0 0" draw:type="ooxml-uturnArrow" draw:modifiers="0 17199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5" draw:style-name="gr2" draw:text-style-name="P11" svg:width="1.1961in" svg:height="0.3406in" svg:x="4.452in" svg:y="0.3299in"><text:p/><draw:enhanced-geometry draw:mirror-horizontal="false" draw:mirror-vertical="false" draw:text-areas="0 0 ?f34 ?f33" svg:viewBox="0 0 0 0" draw:type="ooxml-uturnArrow" draw:modifiers="0 17199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6" draw:style-name="gr4" draw:text-style-name="P11" svg:width="2.5252in" svg:height="1.3634in" draw:transform="rotate (-3.14159265358979) translate (5.64930555555556in 2.48125in)"><text:p/><draw:enhanced-geometry draw:mirror-horizontal="false" draw:mirror-vertical="false" draw:text-areas="0 0 ?f34 ?f33" svg:viewBox="0 0 0 0" draw:type="ooxml-uturnArrow" draw:modifiers="0 3518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7" draw:style-name="gr5" draw:text-style-name="P13" svg:width="0.5776in" svg:height="0.5425in" svg:x="0.6283in" svg:y="0.6709in"><text:p text:style-name="P12"><text:span text:style-name="T16">0</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 draw:style-name="gr5" draw:text-style-name="P13" svg:width="0.5776in" svg:height="0.5425in" svg:x="1.7744in" svg:y="0.6709in"><text:p text:style-name="P12"><text:span text:style-name="T16">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 draw:style-name="gr6" draw:text-style-name="P11" svg:width="1.2071in" svg:height="0.4043in" draw:transform="rotate (-3.14159265358979) translate (4.43263888888889in 1.57638888888889in)"><text:p/><draw:enhanced-geometry draw:mirror-horizontal="false" draw:mirror-vertical="false" draw:text-areas="0 0 ?f34 ?f33" svg:viewBox="0 0 0 0" draw:type="ooxml-uturnArrow" draw:modifiers="0 17199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10" draw:style-name="gr5" draw:text-style-name="P13" svg:width="0.5776in" svg:height="0.5425in" svg:x="5.3146in" svg:y="0.6709in"><text:p text:style-name="P12"><text:span text:style-name="T16">4</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1" draw:style-name="gr5" draw:text-style-name="P13" svg:width="0.5776in" svg:height="0.5425in" svg:x="4.1181in" svg:y="0.6709in"><text:p text:style-name="P12"><text:span text:style-name="T16">3</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2" draw:style-name="gr7" draw:text-style-name="P11" svg:width="0.287in" svg:height="0.2531in" draw:transform="rotate (1.5707963267949) translate (2.70763888888889in 1.05416666666667in)"><text:p/><draw:enhanced-geometry draw:mirror-horizontal="false" draw:mirror-vertical="false" draw:text-areas="0 0 ?f34 ?f33" svg:viewBox="0 0 0 0" draw:type="ooxml-uturnArrow" draw:modifiers="0 17199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13" draw:style-name="gr8" draw:text-style-name="P13" svg:width="0.578in" svg:height="0.5425in" svg:x="2.9209in" svg:y="0.6709in"><text:p text:style-name="P12"><text:span text:style-name="T16">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9" draw:text-style-name="P14" svg:width="0.363in" svg:height="0.6016in" svg:x="1.7in" svg:y="1.2138in"><text:p/><draw:enhanced-geometry draw:mirror-horizontal="true" draw:mirror-vertical="false" svg:viewBox="0 0 21600 21600" draw:type="mso-spt32" draw:enhanced-path="M 0 0 L 21600 21600 N"/></draw:custom-shape><draw:custom-shape draw:style-name="gr10" draw:text-style-name="P14" svg:width="0.3732in" svg:height="0.6016in" svg:x="0.9181in" svg:y="1.2138in"><text:p/><draw:enhanced-geometry draw:mirror-horizontal="false" draw:mirror-vertical="false" svg:viewBox="0 0 21600 21600" draw:type="mso-spt32" draw:enhanced-path="M 0 0 L 21600 21600 N"/></draw:custom-shape><draw:custom-shape draw:style-name="gr11" draw:text-style-name="P14" svg:width="0.6079in" svg:height="0.0157in" draw:transform="rotate (-3.14159265358979) translate (0.627083333333333in 0.958333333333333in)"><text:p/><draw:enhanced-geometry draw:mirror-horizontal="true" draw:mirror-vertical="false" svg:viewBox="0 0 21600 21600" draw:type="mso-spt32" draw:enhanced-path="M 0 0 L 21600 21600 N"/></draw:custom-shape><draw:custom-shape draw:name="Shape 18" draw:style-name="gr12" draw:text-style-name="P16" svg:width="0.6079in" svg:height="0.2232in" svg:x="0in" svg:y="0.6283in"><text:p text:style-name="P15"><text:span text:style-name="T16">st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12" draw:text-style-name="P17" svg:width="0.6079in" svg:height="0.2232in" svg:x="1.1154in" svg:y="0.0102in"><text:p text:style-name="P12"><text:span text:style-name="T1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12" draw:text-style-name="P17" svg:width="0.6079in" svg:height="0.2232in" svg:x="2.3126in" svg:y="0.0102in"><text:p text:style-name="P12"><text:span text:style-name="T1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12" draw:text-style-name="P17" svg:width="0.6079in" svg:height="0.2232in" svg:x="2.3272in" svg:y="0.6654in"><text:p text:style-name="P12"><text:span text:style-name="T1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12" draw:text-style-name="P17" svg:width="0.6079in" svg:height="0.2232in" svg:x="3.5299in" svg:y="1.422in"><text:p text:style-name="P12"><text:span text:style-name="T1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2" draw:text-style-name="P17" svg:width="0.6079in" svg:height="0.2232in" svg:x="4.1382in" svg:y="2.3272in"><text:p text:style-name="P12"><text:span text:style-name="T1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13" draw:text-style-name="P17" svg:width="0.6079in" svg:height="0.224in" svg:x="0.7134in" svg:y="1.2665in"><text:p text:style-name="P12"><text:span text:style-name="T1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3" draw:text-style-name="P17" svg:width="0.6079in" svg:height="0.224in" svg:x="1.7in" svg:y="1.278in"><text:p text:style-name="P12"><text:span text:style-name="T1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12" draw:text-style-name="P17" svg:width="0.6079in" svg:height="0.2232in" svg:x="3.4992in" svg:y="0in"><text:p text:style-name="P12"><text:span text:style-name="T1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2" draw:text-style-name="P17" svg:width="0.6079in" svg:height="0.2232in" svg:x="4.6854in" svg:y="0in"><text:p text:style-name="P12"><text:span text:style-name="T1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4" draw:text-style-name="P11" svg:width="0.287in" svg:height="0.2425in" draw:transform="rotate (-1.5707963267949) translate (6.12430555555556in 0.766666666666667in)"><text:p/><draw:enhanced-geometry draw:mirror-horizontal="true" draw:mirror-vertical="false" draw:text-areas="0 0 ?f34 ?f33" svg:viewBox="0 0 0 0" draw:type="ooxml-uturnArrow" draw:modifiers="0 17199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29" draw:style-name="gr12" draw:text-style-name="P17" svg:width="0.6079in" svg:height="0.2232in" svg:x="5.8925in" svg:y="0.7028in"><text:p text:style-name="P12"><text:span text:style-name="T1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15" draw:text-style-name="P11" svg:width="0.274in" svg:height="0.2657in" draw:transform="rotate (-3.14159265358979) translate (1.59236111111111in 2.52430555555556in)"><text:p/><draw:enhanced-geometry draw:mirror-horizontal="false" draw:mirror-vertical="false" draw:text-areas="0 0 ?f34 ?f33" svg:viewBox="0 0 0 0" draw:type="ooxml-uturnArrow" draw:modifiers="0 17199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15" draw:style-name="gr5" draw:text-style-name="P18" svg:width="0.5776in" svg:height="0.5425in" svg:x="1.2071in" svg:y="1.7362in"><text:p text:style-name="P15"><text:span text:style-name="T16">-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1" draw:style-name="gr12" draw:text-style-name="P17" svg:width="0.6079in" svg:height="0.2232in" svg:x="1.1917in" svg:y="2.3752in"><text:p text:style-name="P12"><text:span text:style-name="T16">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16" draw:text-style-name="P16" svg:width="0.7705in" svg:height="0.1594in" svg:x="0.5272in" svg:y="1.7634in"><text:p text:style-name="P15"><text:span text:style-name="T16">De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3"><text:bookmark text:name="docs-internal-guid-1cba99bc-3e0a-6634-d186-c90a8503afec"/><text:span text:style-name="T3"><text:s/></text:span></text:p>
      <text:p text:style-name="P3"><text:span text:style-name="T3"/></text:p>
      <text:p text:style-name="P3"><text:span text:style-name="T1">#include</text:span><text:span text:style-name="T4"> </text:span><text:span text:style-name="T5">&lt;iostream&gt;</text:span></text:p>
      <text:p text:style-name="P3"><text:span text:style-name="T2">#include</text:span><text:span text:style-name="T4"> </text:span><text:span text:style-name="T5">&lt;string&gt;</text:span></text:p>
      <text:p text:style-name="P3"><text:span text:style-name="T2">#include</text:span><text:span text:style-name="T4"> </text:span><text:span text:style-name="T5">&lt;vector&gt;</text:span></text:p>
      <text:p text:style-name="P1"/>
      <text:p text:style-name="P3"><text:span text:style-name="T2">using</text:span><text:span text:style-name="T4"> </text:span><text:span text:style-name="T2">namespace</text:span><text:span text:style-name="T4"> </text:span><text:span text:style-name="T7">std</text:span><text:span text:style-name="T3">;</text:span></text:p>
      <text:p text:style-name="P3"><text:span text:style-name="T1">#define</text:span><text:span text:style-name="T3"> </text:span><text:span text:style-name="T8">min</text:span><text:span text:style-name="T3">(</text:span><text:span text:style-name="T9">a</text:span><text:span text:style-name="T3">,</text:span><text:span text:style-name="T9">b</text:span><text:span text:style-name="T3">) (</text:span><text:span text:style-name="T9">a</text:span><text:span text:style-name="T3">&lt;=</text:span><text:span text:style-name="T9">b</text:span><text:span text:style-name="T3">?</text:span><text:span text:style-name="T9">a</text:span><text:span text:style-name="T3">:</text:span><text:span text:style-name="T9">b</text:span><text:span text:style-name="T3">)</text:span></text:p>
      <text:p text:style-name="P2"/>
      <text:p text:style-name="P3"><text:span text:style-name="T1">int</text:span><text:span text:style-name="T3"> </text:span><text:span text:style-name="T10">mstatus</text:span><text:span text:style-name="T3"> = 4;</text:span></text:p>
      <text:p text:style-name="P3"><text:span text:style-name="T7">string</text:span><text:span text:style-name="T3"> </text:span><text:span text:style-name="T10">Alphabet</text:span><text:span text:style-name="T3"> = { </text:span><text:span text:style-name="T6">'a'</text:span><text:span text:style-name="T3">, </text:span><text:span text:style-name="T6">'b'</text:span><text:span text:style-name="T3"> };</text:span></text:p>
      <text:p text:style-name="P2"/>
      <text:p text:style-name="P2"/>
      <text:p text:style-name="P3"><text:span text:style-name="T1">void</text:span><text:span text:style-name="T3"> </text:span><text:span text:style-name="T11">computeTable</text:span><text:span text:style-name="T3">(</text:span><text:span text:style-name="T7">vector</text:span><text:span text:style-name="T3">&lt;</text:span><text:span text:style-name="T7">vector</text:span><text:span text:style-name="T3">&lt;</text:span><text:span text:style-name="T1">int</text:span><text:span text:style-name="T3">&gt;&gt; &amp;</text:span><text:span text:style-name="T10">DFA</text:span><text:span text:style-name="T3">, </text:span><text:span text:style-name="T7">string</text:span><text:span text:style-name="T3"> </text:span><text:span text:style-name="T10">Pattern</text:span><text:span text:style-name="T3">, </text:span><text:span text:style-name="T7">string</text:span><text:span text:style-name="T3"> </text:span><text:span text:style-name="T10">Alphabet</text:span><text:span text:style-name="T3">);</text:span></text:p>
      <text:p text:style-name="P3"><text:span text:style-name="T1">bool</text:span><text:span text:style-name="T3"> </text:span><text:span text:style-name="T11">compareSubString</text:span><text:span text:style-name="T3">(</text:span><text:span text:style-name="T7">string</text:span><text:span text:style-name="T3"> </text:span><text:span text:style-name="T10">src</text:span><text:span text:style-name="T3">, </text:span><text:span text:style-name="T7">string</text:span><text:span text:style-name="T3"> </text:span><text:span text:style-name="T10">sub</text:span><text:span text:style-name="T3">);</text:span></text:p>
      <text:p text:style-name="P3"><text:span text:style-name="T1">bool</text:span><text:span text:style-name="T3"> </text:span><text:span text:style-name="T11">DFA_Search</text:span><text:span text:style-name="T3">(</text:span><text:span text:style-name="T7">string</text:span><text:span text:style-name="T3"> </text:span><text:span text:style-name="T10">Parttern</text:span><text:span text:style-name="T3">, </text:span><text:span text:style-name="T7">string</text:span><text:span text:style-name="T3"> </text:span><text:span text:style-name="T10">Text</text:span><text:span text:style-name="T3">);</text:span></text:p>
      <text:p text:style-name="P2"/>
      <text:p text:style-name="P3"><text:span text:style-name="T13">//Ham Tim kiem chuoi </text:span></text:p>
      <text:p text:style-name="P3"><text:span text:style-name="T1">bool</text:span><text:span text:style-name="T3"> </text:span><text:span text:style-name="T11">DFA_Search</text:span><text:span text:style-name="T3">(</text:span><text:span text:style-name="T7">string</text:span><text:span text:style-name="T3"> </text:span><text:span text:style-name="T10">Parttern</text:span><text:span text:style-name="T3">, </text:span><text:span text:style-name="T7">string</text:span><text:span text:style-name="T3"> </text:span><text:span text:style-name="T10">Text</text:span><text:span text:style-name="T3">){</text:span></text:p>
      <text:p text:style-name="P3"><text:span text:style-name="T3"><text:tab/></text:span><text:span text:style-name="T7">vector</text:span><text:span text:style-name="T3">&lt;</text:span><text:span text:style-name="T7">vector</text:span><text:span text:style-name="T3">&lt;</text:span><text:span text:style-name="T1">int</text:span><text:span text:style-name="T3">&gt;&gt; </text:span><text:span text:style-name="T10">DFA</text:span><text:span text:style-name="T3">;</text:span></text:p>
      <text:p text:style-name="P3"><text:span text:style-name="T3"><text:tab/></text:span><text:span text:style-name="T10">DFA</text:span><text:span text:style-name="T3">.</text:span><text:span text:style-name="T12">resize</text:span><text:span text:style-name="T3">(</text:span><text:span text:style-name="T10">mstatus</text:span><text:span text:style-name="T3"> + 1);</text:span></text:p>
      <text:p text:style-name="P2"/>
      <text:p text:style-name="P3"><text:span text:style-name="T3"><text:tab/></text:span><text:span text:style-name="T1">for</text:span><text:span text:style-name="T3"> (</text:span><text:span text:style-name="T1">int</text:span><text:span text:style-name="T3"> </text:span><text:span text:style-name="T10">i</text:span><text:span text:style-name="T3"> = 0; </text:span><text:span text:style-name="T10">i</text:span><text:span text:style-name="T3"> &lt;= </text:span><text:span text:style-name="T10">mstatus</text:span><text:span text:style-name="T3">; ++</text:span><text:span text:style-name="T10">i</text:span><text:span text:style-name="T3">){</text:span></text:p>
      <text:p text:style-name="P3"><text:span text:style-name="T3"><text:tab/><text:tab/></text:span><text:span text:style-name="T10">DFA</text:span><text:span text:style-name="T3">[</text:span><text:span text:style-name="T10">i</text:span><text:span text:style-name="T3">].</text:span><text:span text:style-name="T12">resize</text:span><text:span text:style-name="T3">(</text:span><text:span text:style-name="T10">Alphabet</text:span><text:span text:style-name="T3">.</text:span><text:span text:style-name="T12">size</text:span><text:span text:style-name="T3">());</text:span></text:p>
      <text:p text:style-name="P3"><text:span text:style-name="T3"><text:tab/>}</text:span></text:p>
      <text:p text:style-name="P2"/>
      <text:p text:style-name="P3"><text:soft-page-break/><text:span text:style-name="T3"><text:tab/></text:span><text:span text:style-name="T11">computeTable</text:span><text:span text:style-name="T3">(</text:span><text:span text:style-name="T10">DFA</text:span><text:span text:style-name="T3">, </text:span><text:span text:style-name="T10">Parttern</text:span><text:span text:style-name="T3">, </text:span><text:span text:style-name="T10">Alphabet</text:span><text:span text:style-name="T3">);</text:span></text:p>
      <text:p text:style-name="P2"/>
      <text:p text:style-name="P3"><text:span text:style-name="T3"><text:tab/></text:span><text:span text:style-name="T1">int</text:span><text:span text:style-name="T3"> </text:span><text:span text:style-name="T10">q</text:span><text:span text:style-name="T3"> = 0;</text:span></text:p>
      <text:p text:style-name="P2"/>
      <text:p text:style-name="P3"><text:span text:style-name="T3"><text:tab/></text:span><text:span text:style-name="T1">for</text:span><text:span text:style-name="T3"> (</text:span><text:span text:style-name="T1">int</text:span><text:span text:style-name="T3"> </text:span><text:span text:style-name="T10">i</text:span><text:span text:style-name="T3"> = 0; </text:span><text:span text:style-name="T10">i</text:span><text:span text:style-name="T3"> &lt; </text:span><text:span text:style-name="T10">Text</text:span><text:span text:style-name="T3">.</text:span><text:span text:style-name="T12">size</text:span><text:span text:style-name="T3">(); ++</text:span><text:span text:style-name="T10">i</text:span><text:span text:style-name="T3">){</text:span></text:p>
      <text:p text:style-name="P3"><text:span text:style-name="T3"><text:tab/><text:tab/></text:span><text:span text:style-name="T10">q</text:span><text:span text:style-name="T3"> = </text:span><text:span text:style-name="T10">DFA</text:span><text:span text:style-name="T3">[</text:span><text:span text:style-name="T10">q</text:span><text:span text:style-name="T3">][</text:span><text:span text:style-name="T10">Text</text:span><text:span text:style-name="T3">[</text:span><text:span text:style-name="T10">i</text:span><text:span text:style-name="T3">] - </text:span><text:span text:style-name="T6">'a'</text:span><text:span text:style-name="T3">];</text:span></text:p>
      <text:p text:style-name="P3"><text:span text:style-name="T3"><text:tab/><text:tab/></text:span><text:span text:style-name="T1">if</text:span><text:span text:style-name="T3"> (</text:span><text:span text:style-name="T10">q</text:span><text:span text:style-name="T3"> == -1)</text:span><text:span text:style-name="T1">return</text:span><text:span text:style-name="T3"> </text:span><text:span text:style-name="T1">false</text:span><text:span text:style-name="T3">;</text:span></text:p>
      <text:p text:style-name="P3"><text:span text:style-name="T3"><text:tab/>}</text:span></text:p>
      <text:p text:style-name="P2"/>
      <text:p text:style-name="P3"><text:span text:style-name="T3"><text:tab/></text:span><text:span text:style-name="T1">if</text:span><text:span text:style-name="T3"> (</text:span><text:span text:style-name="T10">q</text:span><text:span text:style-name="T3"> == 4) </text:span><text:span text:style-name="T1">return</text:span><text:span text:style-name="T3"> </text:span><text:span text:style-name="T1">true</text:span><text:span text:style-name="T3">;</text:span></text:p>
      <text:p text:style-name="P3"><text:span text:style-name="T3"><text:tab/></text:span><text:span text:style-name="T1">return</text:span><text:span text:style-name="T3"> </text:span><text:span text:style-name="T1">false</text:span><text:span text:style-name="T3">;</text:span></text:p>
      <text:p text:style-name="P3"><text:span text:style-name="T3">}</text:span></text:p>
      <text:p text:style-name="P3"><text:span text:style-name="T13">//Ham so sanh đe kiem tra chuoi Hau To</text:span></text:p>
      <text:p text:style-name="P3"><text:span text:style-name="T1">bool</text:span><text:span text:style-name="T3"> </text:span><text:span text:style-name="T11">compareSubString</text:span><text:span text:style-name="T3">(</text:span><text:span text:style-name="T7">string</text:span><text:span text:style-name="T3"> </text:span><text:span text:style-name="T10">src</text:span><text:span text:style-name="T3">, </text:span><text:span text:style-name="T7">string</text:span><text:span text:style-name="T3"> </text:span><text:span text:style-name="T10">sub</text:span><text:span text:style-name="T3">){</text:span></text:p>
      <text:p text:style-name="P3"><text:span text:style-name="T3"><text:tab/></text:span><text:span text:style-name="T1">for</text:span><text:span text:style-name="T3"> (</text:span><text:span text:style-name="T1">int</text:span><text:span text:style-name="T3"> </text:span><text:span text:style-name="T10">i</text:span><text:span text:style-name="T3"> = 0; </text:span><text:span text:style-name="T10">i</text:span><text:span text:style-name="T3"> &lt; </text:span><text:span text:style-name="T10">sub</text:span><text:span text:style-name="T3">.</text:span><text:span text:style-name="T12">size</text:span><text:span text:style-name="T3">(); ++</text:span><text:span text:style-name="T10">i</text:span><text:span text:style-name="T3">){</text:span></text:p>
      <text:p text:style-name="P3"><text:span text:style-name="T3"><text:tab/><text:tab/></text:span><text:span text:style-name="T1">if</text:span><text:span text:style-name="T3"> (</text:span><text:span text:style-name="T10">src</text:span><text:span text:style-name="T3">[</text:span><text:span text:style-name="T10">src</text:span><text:span text:style-name="T3">.</text:span><text:span text:style-name="T12">size</text:span><text:span text:style-name="T3">() - </text:span><text:span text:style-name="T10">sub</text:span><text:span text:style-name="T3">.</text:span><text:span text:style-name="T12">size</text:span><text:span text:style-name="T3">() + </text:span><text:span text:style-name="T10">i</text:span><text:span text:style-name="T3">] != </text:span><text:span text:style-name="T10">sub</text:span><text:span text:style-name="T3">[</text:span><text:span text:style-name="T10">i</text:span><text:span text:style-name="T3">]){</text:span></text:p>
      <text:p text:style-name="P3"><text:span text:style-name="T3"><text:tab/><text:tab/><text:tab/></text:span><text:span text:style-name="T1">return</text:span><text:span text:style-name="T3"> </text:span><text:span text:style-name="T1">false</text:span><text:span text:style-name="T3">;</text:span></text:p>
      <text:p text:style-name="P3"><text:span text:style-name="T3"><text:tab/><text:tab/>}</text:span></text:p>
      <text:p text:style-name="P3"><text:span text:style-name="T3"><text:tab/>}</text:span></text:p>
      <text:p text:style-name="P3"><text:span text:style-name="T3"><text:tab/></text:span><text:span text:style-name="T1">return</text:span><text:span text:style-name="T3"> </text:span><text:span text:style-name="T1">true</text:span><text:span text:style-name="T3">;</text:span></text:p>
      <text:p text:style-name="P3"><text:span text:style-name="T3">}</text:span></text:p>
      <text:p text:style-name="P3"><text:span text:style-name="T13">// Ham tao ra bang DFA, co tinh chat bat dau bang aa, ket thuc bang bb.</text:span></text:p>
      <text:p text:style-name="P3"><text:span text:style-name="T1">void</text:span><text:span text:style-name="T3"> </text:span><text:span text:style-name="T11">computeTable</text:span><text:span text:style-name="T3">(</text:span><text:span text:style-name="T7">vector</text:span><text:span text:style-name="T3">&lt;</text:span><text:span text:style-name="T7">vector</text:span><text:span text:style-name="T3">&lt;</text:span><text:span text:style-name="T1">int</text:span><text:span text:style-name="T3">&gt;&gt; &amp;</text:span><text:span text:style-name="T10">DFA</text:span><text:span text:style-name="T3">, </text:span><text:span text:style-name="T7">string</text:span><text:span text:style-name="T3"> </text:span><text:span text:style-name="T10">Pattern</text:span><text:span text:style-name="T3">, </text:span><text:span text:style-name="T7">string</text:span><text:span text:style-name="T3"> </text:span><text:span text:style-name="T10">Alphabet</text:span><text:span text:style-name="T3">){</text:span></text:p>
      <text:p text:style-name="P3"><text:span text:style-name="T3"><text:tab/></text:span><text:span text:style-name="T7">string</text:span><text:span text:style-name="T3"> </text:span><text:span text:style-name="T10">Pk</text:span><text:span text:style-name="T3">, </text:span><text:span text:style-name="T10">Pq</text:span><text:span text:style-name="T3">;</text:span></text:p>
      <text:p text:style-name="P2"/>
      <text:p text:style-name="P3"><text:span text:style-name="T3"><text:tab/></text:span><text:span text:style-name="T1">for</text:span><text:span text:style-name="T3"> (</text:span><text:span text:style-name="T1">int</text:span><text:span text:style-name="T3"> </text:span><text:span text:style-name="T10">q</text:span><text:span text:style-name="T3"> = 0; </text:span><text:span text:style-name="T10">q</text:span><text:span text:style-name="T3"> &lt;= </text:span><text:span text:style-name="T10">mstatus</text:span><text:span text:style-name="T3">; ++</text:span><text:span text:style-name="T10">q</text:span><text:span text:style-name="T3">){</text:span></text:p>
      <text:p text:style-name="P3"><text:span text:style-name="T3"><text:tab/><text:tab/></text:span><text:span text:style-name="T10">Pq</text:span><text:span text:style-name="T3"> = </text:span><text:span text:style-name="T10">Pattern</text:span><text:span text:style-name="T3">.</text:span><text:span text:style-name="T12">substr</text:span><text:span text:style-name="T3">(0, </text:span><text:span text:style-name="T10">q</text:span><text:span text:style-name="T3">);</text:span></text:p>
      <text:p text:style-name="P2"/>
      <text:p text:style-name="P3"><text:span text:style-name="T3"><text:tab/><text:tab/></text:span><text:span text:style-name="T1">for</text:span><text:span text:style-name="T3"> (</text:span><text:span text:style-name="T1">int</text:span><text:span text:style-name="T3"> </text:span><text:span text:style-name="T10">i</text:span><text:span text:style-name="T3"> = 0; </text:span><text:span text:style-name="T10">i</text:span><text:span text:style-name="T3"> &lt; </text:span><text:span text:style-name="T10">Alphabet</text:span><text:span text:style-name="T3">.</text:span><text:span text:style-name="T12">size</text:span><text:span text:style-name="T3">(); ++</text:span><text:span text:style-name="T10">i</text:span><text:span text:style-name="T3">){</text:span></text:p>
      <text:p text:style-name="P3"><text:span text:style-name="T3"><text:tab/><text:tab/><text:tab/></text:span><text:span text:style-name="T1">int</text:span><text:span text:style-name="T3"> </text:span><text:span text:style-name="T10">k</text:span><text:span text:style-name="T3"> = </text:span><text:span text:style-name="T10">q</text:span><text:span text:style-name="T3"> + 2;</text:span></text:p>
      <text:p text:style-name="P3"><text:span text:style-name="T3"><text:tab/><text:tab/><text:tab/></text:span><text:span text:style-name="T13">//int k=min(mstatus+1,q+2);</text:span></text:p>
      <text:p text:style-name="P3"><text:span text:style-name="T3"><text:tab/><text:tab/><text:tab/></text:span><text:span text:style-name="T1">do</text:span><text:span text:style-name="T3">{</text:span></text:p>
      <text:p text:style-name="P3"><text:span text:style-name="T3"><text:tab/><text:tab/><text:tab/><text:tab/></text:span><text:span text:style-name="T13">//Nhung truong hop dac biet</text:span></text:p>
      <text:p text:style-name="P3"><text:span text:style-name="T3"><text:tab/><text:tab/><text:tab/><text:tab/></text:span><text:span text:style-name="T13">//Xet xem khi q=0,q=1 thi neu xuat hien 'b' se quay ve dung trang thai thu -1</text:span></text:p>
      <text:p text:style-name="P3"><text:span text:style-name="T3"><text:tab/><text:tab/><text:tab/><text:tab/></text:span><text:span text:style-name="T1">if</text:span><text:span text:style-name="T3"> ((</text:span><text:span text:style-name="T10">q</text:span><text:span text:style-name="T3"> == 0 || </text:span><text:span text:style-name="T10">q</text:span><text:span text:style-name="T3"> == 1) &amp;&amp; </text:span><text:span text:style-name="T10">Alphabet</text:span><text:span text:style-name="T3">[</text:span><text:span text:style-name="T10">i</text:span><text:span text:style-name="T3">] == </text:span><text:span text:style-name="T6">'b'</text:span><text:span text:style-name="T3">){</text:span></text:p>
      <text:p text:style-name="P3"><text:span text:style-name="T3"><text:tab/><text:tab/><text:tab/><text:tab/><text:tab/></text:span><text:span text:style-name="T10">k</text:span><text:span text:style-name="T3"> = -1;</text:span></text:p>
      <text:p text:style-name="P3"><text:span text:style-name="T3"><text:tab/><text:tab/><text:tab/><text:tab/><text:tab/></text:span><text:span text:style-name="T1">break</text:span><text:span text:style-name="T3">;</text:span></text:p>
      <text:p text:style-name="P3"><text:span text:style-name="T3"><text:tab/><text:tab/><text:tab/><text:tab/>}</text:span></text:p>
      <text:p text:style-name="P3"><text:span text:style-name="T3"><text:tab/><text:tab/><text:tab/><text:tab/></text:span><text:span text:style-name="T13">//Xet xem khi q=2 ,q=3,q=4 thi neu xuat hien 'a' se quay ve dung trang thai thu 2</text:span></text:p>
      <text:p text:style-name="P3"><text:span text:style-name="T3"><text:tab/><text:tab/><text:tab/><text:tab/></text:span><text:span text:style-name="T1">else</text:span><text:span text:style-name="T3"> </text:span><text:span text:style-name="T1">if</text:span><text:span text:style-name="T3"> ((</text:span><text:span text:style-name="T10">q</text:span><text:span text:style-name="T3"> == 4 || </text:span><text:span text:style-name="T10">q</text:span><text:span text:style-name="T3"> == 2 || </text:span><text:span text:style-name="T10">q</text:span><text:span text:style-name="T3"> == 3) &amp;&amp; </text:span><text:span text:style-name="T10">Alphabet</text:span><text:span text:style-name="T3">[</text:span><text:span text:style-name="T10">i</text:span><text:span text:style-name="T3">] == </text:span><text:span text:style-name="T6">'a'</text:span><text:span text:style-name="T3">){</text:span></text:p>
      <text:p text:style-name="P3"><text:span text:style-name="T3"><text:tab/><text:tab/><text:tab/><text:tab/><text:tab/></text:span><text:span text:style-name="T10">k</text:span><text:span text:style-name="T3"> = 2;</text:span></text:p>
      <text:p text:style-name="P3"><text:span text:style-name="T3"><text:tab/><text:tab/><text:tab/><text:tab/><text:tab/></text:span><text:span text:style-name="T1">break</text:span><text:span text:style-name="T3">;</text:span></text:p>
      <text:p text:style-name="P3"><text:span text:style-name="T3"><text:tab/><text:tab/><text:tab/><text:tab/>}</text:span></text:p>
      <text:p text:style-name="P3"><text:span text:style-name="T3"><text:tab/><text:tab/><text:tab/><text:tab/></text:span><text:span text:style-name="T13">//Xet xem khi q= 4 thi neu xuat hien 'b' se quay ve dung trang thai thu 4</text:span></text:p>
      <text:p text:style-name="P3"><text:span text:style-name="T3"><text:tab/><text:tab/><text:tab/><text:tab/></text:span><text:span text:style-name="T1">else</text:span><text:span text:style-name="T3"> </text:span><text:span text:style-name="T1">if</text:span><text:span text:style-name="T3"> (</text:span><text:span text:style-name="T10">q</text:span><text:span text:style-name="T3"> == 4 &amp;&amp; </text:span><text:span text:style-name="T10">Alphabet</text:span><text:span text:style-name="T3">[</text:span><text:span text:style-name="T10">i</text:span><text:span text:style-name="T3">] == </text:span><text:span text:style-name="T6">'b'</text:span><text:span text:style-name="T3">){</text:span></text:p>
      <text:p text:style-name="P3"><text:span text:style-name="T3"><text:tab/><text:tab/><text:tab/><text:tab/><text:tab/></text:span><text:span text:style-name="T10">k</text:span><text:span text:style-name="T3"> = 4;</text:span></text:p>
      <text:p text:style-name="P3"><text:soft-page-break/><text:span text:style-name="T3"><text:tab/><text:tab/><text:tab/><text:tab/><text:tab/></text:span><text:span text:style-name="T1">break</text:span><text:span text:style-name="T3">;</text:span></text:p>
      <text:p text:style-name="P3"><text:span text:style-name="T3"><text:tab/><text:tab/><text:tab/><text:tab/>}</text:span></text:p>
      <text:p text:style-name="P2"/>
      <text:p text:style-name="P3"><text:span text:style-name="T3"><text:tab/><text:tab/><text:tab/><text:tab/></text:span><text:span text:style-name="T13">//Truong hop con lai</text:span></text:p>
      <text:p text:style-name="P3"><text:span text:style-name="T3"><text:tab/><text:tab/><text:tab/><text:tab/></text:span><text:span text:style-name="T10">k</text:span><text:span text:style-name="T3">--;</text:span></text:p>
      <text:p text:style-name="P2"/>
      <text:p text:style-name="P3"><text:span text:style-name="T3"><text:tab/><text:tab/><text:tab/><text:tab/></text:span><text:span text:style-name="T10">Pk</text:span><text:span text:style-name="T3"> = </text:span><text:span text:style-name="T10">Pattern</text:span><text:span text:style-name="T3">.</text:span><text:span text:style-name="T12">substr</text:span><text:span text:style-name="T3">(0, </text:span><text:span text:style-name="T10">k</text:span><text:span text:style-name="T3">);</text:span></text:p>
      <text:p text:style-name="P3"><text:span text:style-name="T3"><text:tab/><text:tab/><text:tab/><text:tab/></text:span><text:span text:style-name="T1">if</text:span><text:span text:style-name="T3"> (</text:span><text:span text:style-name="T10">k</text:span><text:span text:style-name="T3"> == -1)</text:span><text:span text:style-name="T1">break</text:span><text:span text:style-name="T3">;</text:span></text:p>
      <text:p text:style-name="P3"><text:span text:style-name="T3"><text:tab/><text:tab/><text:tab/>} </text:span><text:span text:style-name="T1">while</text:span><text:span text:style-name="T3"> (!</text:span><text:span text:style-name="T11">compareSubString</text:span><text:span text:style-name="T3">(</text:span><text:span text:style-name="T10">Pq</text:span><text:span text:style-name="T3"> + </text:span><text:span text:style-name="T10">Alphabet</text:span><text:span text:style-name="T3">[</text:span><text:span text:style-name="T10">i</text:span><text:span text:style-name="T3">], </text:span><text:span text:style-name="T10">Pk</text:span><text:span text:style-name="T3">));</text:span></text:p>
      <text:p text:style-name="P2"/>
      <text:p text:style-name="P3"><text:span text:style-name="T3"><text:tab/><text:tab/><text:tab/></text:span><text:span text:style-name="T10">DFA</text:span><text:span text:style-name="T3">[</text:span><text:span text:style-name="T10">q</text:span><text:span text:style-name="T3">][</text:span><text:span text:style-name="T10">i</text:span><text:span text:style-name="T3">] = </text:span><text:span text:style-name="T10">k</text:span><text:span text:style-name="T3">;</text:span></text:p>
      <text:p text:style-name="P3"><text:span text:style-name="T3"><text:tab/><text:tab/>}</text:span></text:p>
      <text:p text:style-name="P3"><text:span text:style-name="T3"><text:tab/>}</text:span></text:p>
      <text:p text:style-name="P3"><text:span text:style-name="T3">}</text:span></text:p>
      <text:p text:style-name="P3"><text:span text:style-name="T1">int</text:span><text:span text:style-name="T3"> </text:span><text:span text:style-name="T12">main</text:span><text:span text:style-name="T3">(</text:span><text:span text:style-name="T1">void</text:span><text:span text:style-name="T3">){</text:span></text:p>
      <text:p text:style-name="P2"/>
      <text:p text:style-name="P3"><text:span text:style-name="T3"><text:tab/></text:span><text:span text:style-name="T7">string</text:span><text:span text:style-name="T3"> </text:span><text:span text:style-name="T10">Text</text:span><text:span text:style-name="T3"> = </text:span><text:span text:style-name="T6">"aaaababbaab"</text:span><text:span text:style-name="T3">;</text:span></text:p>
      <text:p text:style-name="P3"><text:span text:style-name="T3"><text:tab/></text:span><text:span text:style-name="T7">string</text:span><text:span text:style-name="T3"> </text:span><text:span text:style-name="T10">Pattern</text:span><text:span text:style-name="T3"> = </text:span><text:span text:style-name="T6">"aabb"</text:span><text:span text:style-name="T3">;</text:span></text:p>
      <text:p text:style-name="P2"/>
      <text:p text:style-name="P3"><text:span text:style-name="T3"><text:tab/></text:span><text:span text:style-name="T1">if</text:span><text:span text:style-name="T3"> (</text:span><text:span text:style-name="T11">DFA_Search</text:span><text:span text:style-name="T3">(</text:span><text:span text:style-name="T10">Pattern</text:span><text:span text:style-name="T3">, </text:span><text:span text:style-name="T10">Text</text:span><text:span text:style-name="T3">)){</text:span></text:p>
      <text:p text:style-name="P3"><text:span text:style-name="T3"><text:tab/><text:tab/></text:span><text:span text:style-name="T9">cout</text:span><text:span text:style-name="T3"> &lt;&lt; </text:span><text:span text:style-name="T10">Text</text:span><text:span text:style-name="T3"> &lt;&lt; </text:span><text:span text:style-name="T6">" <text:s/>yeah! We have: "</text:span><text:span text:style-name="T3"> &lt;&lt; </text:span><text:span text:style-name="T10">Pattern</text:span><text:span text:style-name="T3"> &lt;&lt; </text:span><text:span text:style-name="T12">endl</text:span><text:span text:style-name="T3">;</text:span></text:p>
      <text:p text:style-name="P3"><text:span text:style-name="T3"><text:tab/>}</text:span></text:p>
      <text:p text:style-name="P3"><text:span text:style-name="T3"><text:tab/></text:span><text:span text:style-name="T1">else</text:span><text:span text:style-name="T3"> {</text:span></text:p>
      <text:p text:style-name="P3"><text:span text:style-name="T3"><text:tab/><text:tab/></text:span><text:span text:style-name="T9">cout</text:span><text:span text:style-name="T3"> &lt;&lt; </text:span><text:span text:style-name="T10">Text</text:span><text:span text:style-name="T3"> &lt;&lt; </text:span><text:span text:style-name="T6">" <text:s/>Oh no! We do not have: "</text:span><text:span text:style-name="T3"> &lt;&lt; </text:span><text:span text:style-name="T10">Pattern</text:span><text:span text:style-name="T3"> &lt;&lt; </text:span><text:span text:style-name="T12">endl</text:span><text:span text:style-name="T3">;</text:span></text:p>
      <text:p text:style-name="P3"><text:span text:style-name="T3"><text:tab/>}</text:span></text:p>
      <text:p text:style-name="P2"/>
      <text:p text:style-name="P3"><text:span text:style-name="T3"><text:tab/></text:span><text:span text:style-name="T1">return</text:span><text:span text:style-name="T3"> 0;</text:span></text:p>
      <text:p text:style-name="P3"><text:span text:style-name="T3">}</text:span></text:p>
      <text:p text:style-name="P3"><text:span text:style-name="T3"/></text:p>
      <text:p text:style-name="P4"><text:soft-page-break/><text:span text:style-name="T3">2. Liệu có tồn tại DFA kiểm định được tính chất của chuỗi aa...abb...b (bắt đầu bằng a, kết thúc bằng b và số lượng a bằng số lượng b)?</text:span><text:span text:style-name="T3"><draw:g text:anchor-type="as-char" svg:y="0in" draw:z-index="1" draw:style-name="gr1"><draw:custom-shape draw:name="Shape 2" draw:style-name="gr17" draw:text-style-name="P11" svg:width="1.8803in" svg:height="0.5315in" svg:x="1.4181in" svg:y="0.4984in"><text:p/><draw:enhanced-geometry draw:mirror-horizontal="false" draw:mirror-vertical="false" draw:text-areas="0 0 ?f34 ?f33" svg:viewBox="0 0 0 0" draw:type="ooxml-uturnArrow" draw:modifiers="0 17199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3" draw:style-name="gr18" draw:text-style-name="P11" svg:width="1.8795in" svg:height="0.5315in" svg:x="3.2984in" svg:y="0.4984in"><text:p/><draw:enhanced-geometry draw:mirror-horizontal="false" draw:mirror-vertical="false" draw:text-areas="0 0 ?f34 ?f33" svg:viewBox="0 0 0 0" draw:type="ooxml-uturnArrow" draw:modifiers="0 17199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7" draw:style-name="gr19" draw:text-style-name="P13" svg:width="0.9079in" svg:height="0.8469in" svg:x="0.9874in" svg:y="1.0307in"><text:p text:style-name="P12"><text:span text:style-name="T16">0</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 draw:style-name="gr20" draw:text-style-name="P13" svg:width="0.9087in" svg:height="0.8469in" svg:x="2.7882in" svg:y="1.0307in"><text:p text:style-name="P12"><text:span text:style-name="T16">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3" draw:style-name="gr19" draw:text-style-name="P13" svg:width="0.9079in" svg:height="0.8469in" svg:x="4.589in" svg:y="1.0307in"><text:p text:style-name="P12"><text:span text:style-name="T16">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21" draw:text-style-name="P14" svg:width="1.5717in" svg:height="1.3043in" svg:x="3.4693in" svg:y="1.878in"><text:p/><draw:enhanced-geometry draw:mirror-horizontal="true" draw:mirror-vertical="false" svg:viewBox="0 0 21600 21600" draw:type="mso-spt32" draw:enhanced-path="M 0 0 L 21600 21600 N"/></draw:custom-shape><draw:custom-shape draw:style-name="gr22" draw:text-style-name="P14" svg:width="1.3858in" svg:height="1.3043in" svg:x="1.4417in" svg:y="1.878in"><text:p/><draw:enhanced-geometry draw:mirror-horizontal="false" draw:mirror-vertical="false" svg:viewBox="0 0 21600 21600" draw:type="mso-spt32" draw:enhanced-path="M 0 0 L 21600 21600 N"/></draw:custom-shape><draw:custom-shape draw:style-name="gr23" draw:text-style-name="P14" svg:width="0.9551in" svg:height="0.0248in" draw:transform="rotate (-3.14159265358979) translate (0.986111111111111in 1.47916666666667in)"><text:p/><draw:enhanced-geometry draw:mirror-horizontal="true" draw:mirror-vertical="false" svg:viewBox="0 0 21600 21600" draw:type="mso-spt32" draw:enhanced-path="M 0 0 L 21600 21600 N"/></draw:custom-shape><draw:custom-shape draw:name="Shape 18" draw:style-name="gr24" draw:text-style-name="P16" svg:width="0.9551in" svg:height="0.3488in" svg:x="0in" svg:y="0.9638in"><text:p text:style-name="P15"><text:span text:style-name="T16">st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24" draw:text-style-name="P17" svg:width="0.9551in" svg:height="0.3488in" svg:x="1.8799in" svg:y="0in"><text:p text:style-name="P12"><text:span text:style-name="T1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24" draw:text-style-name="P17" svg:width="0.9551in" svg:height="0.3488in" svg:x="3.7602in" svg:y="0in"><text:p text:style-name="P12"><text:span text:style-name="T1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24" draw:text-style-name="P17" svg:width="0.9551in" svg:height="0.3488in" svg:x="1.4472in" svg:y="2.3563in"><text:p text:style-name="P12"><text:span text:style-name="T1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25" draw:text-style-name="P17" svg:width="0.9559in" svg:height="0.3496in" svg:x="2.7827in" svg:y="2.0602in"><text:p text:style-name="P12"><text:span text:style-name="T1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26" draw:text-style-name="P11" svg:width="0.4622in" svg:height="0.448in" draw:transform="rotate (-3.14159265358979) translate (3.30625in 4.28819444444444in)"><text:p/><draw:enhanced-geometry draw:mirror-horizontal="false" draw:mirror-vertical="false" draw:text-areas="0 0 ?f34 ?f33" svg:viewBox="0 0 0 0" draw:type="ooxml-uturnArrow" draw:modifiers="0 17199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15" draw:style-name="gr20" draw:text-style-name="P18" svg:width="0.9087in" svg:height="0.8469in" svg:x="2.6953in" svg:y="3.0583in"><text:p text:style-name="P15"><text:span text:style-name="T16">-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4" draw:style-name="gr27" draw:text-style-name="P11" svg:width="0.4622in" svg:height="0.4488in" draw:transform="rotate (-3.14159265358979) translate (3.43402777777778in 2.29375in)"><text:p/><draw:enhanced-geometry draw:mirror-horizontal="false" draw:mirror-vertical="false" draw:text-areas="0 0 ?f34 ?f33" svg:viewBox="0 0 0 0" draw:type="ooxml-uturnArrow" draw:modifiers="0 17199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35" draw:style-name="gr28" draw:text-style-name="P11" svg:width="0.4815in" svg:height="0.4295in" draw:transform="rotate (-1.5707963267949) translate (5.90277777777778in 1.24652777777778in)"><text:p/><draw:enhanced-geometry draw:mirror-horizontal="false" draw:mirror-vertical="false" draw:text-areas="0 0 ?f34 ?f33" svg:viewBox="0 0 0 0" draw:type="ooxml-uturnArrow" draw:modifiers="0 17199 13942 43750 90625"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draw:equation draw:name="f0" draw:formula="if(0-$1 ,0,if(25000-$1 ,$1 ,25000))"/><draw:equation draw:name="f1" draw:formula="?f0 *2/1"/><draw:equation draw:name="f2" draw:formula="if(0-$0 ,0,if(?f1 -$0 ,$0 ,?f1 ))"/><draw:equation draw:name="f3" draw:formula="min(logwidth,logheight)"/><draw:equation draw:name="f4" draw:formula="?f2 *?f3 /logheight"/><draw:equation draw:name="f5" draw:formula="100000+0-?f4 "/><draw:equation draw:name="f6" draw:formula="?f5 *logheight/?f3 "/><draw:equation draw:name="f7" draw:formula="if(0-$2 ,0,if(?f6 -$2 ,$2 ,?f6 ))"/><draw:equation draw:name="f8" draw:formula="?f7 +?f2 -0"/><draw:equation draw:name="f9" draw:formula="?f8 *?f3 /logheight"/><draw:equation draw:name="f10" draw:formula="if(?f9 -$4 ,?f9 ,if(100000-$4 ,$4 ,100000))"/><draw:equation draw:name="f11" draw:formula="?f3 *?f2 /100000"/><draw:equation draw:name="f12" draw:formula="?f3 *?f0 /100000"/><draw:equation draw:name="f13" draw:formula="?f11 *1/2"/><draw:equation draw:name="f14" draw:formula="?f12 +0-?f13 "/><draw:equation draw:name="f15" draw:formula="logheight*?f10 /100000"/><draw:equation draw:name="f16" draw:formula="?f3 *?f7 /100000"/><draw:equation draw:name="f17" draw:formula="?f15 +0-?f16 "/><draw:equation draw:name="f18" draw:formula="logwidth+0-?f14 "/><draw:equation draw:name="f19" draw:formula="?f18 *1/2"/><draw:equation draw:name="f20" draw:formula="min(?f19 ,?f17 )"/><draw:equation draw:name="f21" draw:formula="?f20 *100000/?f3 "/><draw:equation draw:name="f22" draw:formula="if(0-$3 ,0,if(?f21 -$3 ,$3 ,?f21 ))"/><draw:equation draw:name="f23" draw:formula="?f3 *?f22 /100000"/><draw:equation draw:name="f24" draw:formula="?f23 +0-?f11 "/><draw:equation draw:name="f25" draw:formula="max(?f24 ,0)"/><draw:equation draw:name="f26" draw:formula="?f11 +?f25 -0"/><draw:equation draw:name="f27" draw:formula="logwidth+0-?f12 "/><draw:equation draw:name="f28" draw:formula="?f27 +0-?f12 "/><draw:equation draw:name="f29" draw:formula="?f28 +?f14 -0"/><draw:equation draw:name="f30" draw:formula="?f18 +0-?f23 "/><draw:equation draw:name="f31" draw:formula="?f29 +0-?f25 "/><draw:equation draw:name="f32" draw:formula="(?f11 +?f29 )/2"/><draw:equation draw:name="f33" draw:formula="logheight"/><draw:equation draw:name="f34" draw:formula="logwidth"/><draw:equation draw:name="f35" draw:formula="(10800000)/60000.0"/><draw:equation draw:name="f36" draw:formula="(5400000)/60000.0"/><draw:equation draw:name="f37" draw:formula="(16200000)/60000.0"/><draw:equation draw:name="f38" draw:formula="(5400000)/60000.0"/><draw:equation draw:name="f39" draw:formula="(0)/60000.0"/><draw:equation draw:name="f40" draw:formula="(-5400000)/60000.0"/><draw:equation draw:name="f41" draw:formula="(16200000)/60000.0"/><draw:equation draw:name="f42" draw:formula="(-5400000)/60000.0"/><draw:handle draw:handle-position="?f11 ?f33" draw:handle-range-x-maximum="?f1" draw:handle-range-x-minimum="0"/><draw:handle draw:handle-position="?f28 ?f33" draw:handle-range-x-maximum="25000" draw:handle-range-x-minimum="0"/><draw:handle draw:handle-position="?f28 ?f17" draw:handle-range-y-maximum="?f6" draw:handle-range-y-minimum="0"/><draw:handle draw:handle-position="?f23 0" draw:handle-range-x-maximum="?f21" draw:handle-range-x-minimum="0"/><draw:handle draw:handle-position="?f34 ?f15" draw:handle-range-y-maximum="100000" draw:handle-range-y-minimum="?f9"/></draw:enhanced-geometry></draw:custom-shape><draw:custom-shape draw:name="Shape 36" draw:style-name="gr24" draw:text-style-name="P17" svg:width="0.9551in" svg:height="0.3488in" svg:x="5.5453in" svg:y="1.1299in"><text:p text:style-name="P12"><text:span text:style-name="T1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29" draw:text-style-name="P17" svg:width="0.9551in" svg:height="0.3496in" svg:x="4.0228in" svg:y="2.1602in"><text:p text:style-name="P12"><text:span text:style-name="T1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30" draw:text-style-name="P17" svg:width="0.9559in" svg:height="0.3488in" svg:x="2.6925in" svg:y="4.122in"><text:p text:style-name="P12"><text:span text:style-name="T16">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31" draw:text-style-name="P16" svg:width="1.5724in" svg:height="0.448in" svg:x="1.7689in" svg:y="3.1646in"><text:p text:style-name="P15"><text:span text:style-name="T16">De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5"><text:span text:style-name="T3">Như ta thấy, để kiểm tra tính chất như yêu cầu đề bài thì ta cần thêm một biến đếm count để đếm số lượng chữ số a và số lượng chữ số b mà với DFA thì ta không thể làm được với trạng thái 0, 1, 2. Vì thế không tồn tại DFA có thể kiểm định được tính chất của chuỗi aa...abb...b (bắt đầu bằng a, kết thúc bằng b và số lượng a bằng số lượng b)</text:span></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15:12:13.557000000</meta:creation-date>
    <dc:date>2017-10-21T15:54:37.263000000</dc:date>
    <meta:editing-duration>PT22M1S</meta:editing-duration>
    <meta:editing-cycles>1</meta:editing-cycles>
    <meta:document-statistic meta:table-count="0" meta:image-count="0" meta:object-count="0" meta:page-count="4" meta:paragraph-count="89" meta:word-count="532" meta:character-count="2793" meta:non-whitespace-character-count="2198"/>
    <meta:generator>LibreOffice/5.4.1.2$Windows_X86_64 LibreOffice_project/ea7cb86e6eeb2bf3a5af73a8f7777ac570321527</meta:generator>
  </office:meta>
</office:document-meta>
</file>